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099a4"/>
    </style:style>
    <style:style style:name="P2" style:family="paragraph" style:parent-style-name="Heading_20_3">
      <style:text-properties officeooo:paragraph-rsid="000099a4"/>
    </style:style>
    <style:style style:name="P3" style:family="paragraph" style:parent-style-name="Heading_20_3">
      <style:text-properties officeooo:rsid="0015e7f3" officeooo:paragraph-rsid="000099a4"/>
    </style:style>
    <style:style style:name="P4" style:family="paragraph" style:parent-style-name="Heading_20_3">
      <style:text-properties officeooo:rsid="00013583" officeooo:paragraph-rsid="00013583"/>
    </style:style>
    <style:style style:name="P5" style:family="paragraph" style:parent-style-name="Standard">
      <style:text-properties officeooo:rsid="00013583" officeooo:paragraph-rsid="00013583"/>
    </style:style>
    <style:style style:name="P6" style:family="paragraph" style:parent-style-name="Standard">
      <style:text-properties officeooo:rsid="0001cd1c" officeooo:paragraph-rsid="0001cd1c"/>
    </style:style>
    <style:style style:name="P7" style:family="paragraph" style:parent-style-name="Standard">
      <style:text-properties officeooo:paragraph-rsid="0001cd1c"/>
    </style:style>
    <style:style style:name="P8" style:family="paragraph" style:parent-style-name="Standard">
      <style:text-properties officeooo:rsid="000241b2" officeooo:paragraph-rsid="000241b2"/>
    </style:style>
    <style:style style:name="P9" style:family="paragraph" style:parent-style-name="Standard">
      <style:paragraph-properties fo:margin-top="0.101cm" fo:margin-bottom="0.101cm" loext:contextual-spacing="false"/>
      <style:text-properties officeooo:rsid="0001cd1c" officeooo:paragraph-rsid="0001cd1c"/>
    </style:style>
    <style:style style:name="P10" style:family="paragraph" style:parent-style-name="Standard">
      <style:paragraph-properties fo:margin-top="0.201cm" fo:margin-bottom="0.201cm" loext:contextual-spacing="false"/>
    </style:style>
    <style:style style:name="T1" style:family="text">
      <style:text-properties officeooo:rsid="00013583"/>
    </style:style>
    <style:style style:name="T2" style:family="text">
      <style:text-properties officeooo:rsid="0001cd1c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4" style:family="text">
      <style:text-properties officeooo:rsid="00024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ounts </text:p>
      <text:h text:style-name="P2" text:outline-level="3">1. Всі папки користувачів /home</text:h>
      <text:h text:style-name="P2" text:outline-level="3">2. Всі користувачі системи /etc/passwd</text:h>
      <text:p text:style-name="Standard">Запис таким чином: </text:p>
      <text:p text:style-name="Standard">[user_name]:x:[user_id]:[group_id]:[comments/full_name]:[home_directory]:[where_bash]</text:p>
      <text:h text:style-name="P2" text:outline-level="3">3. Паролі /etc/shadow</text:h>
      <text:p text:style-name="Standard">Запис таким чином: </text:p>
      <text:p text:style-name="Standard">[user_name]:[passwords]:[time]:[when_can_edit_pass-day]:[ when_need_edit_pass-day]:[]:[]:[]:</text:p>
      <text:h text:style-name="P2" text:outline-level="3">4. Групи /etc/group</text:h>
      <text:p text:style-name="Standard">Запис таким чином: </text:p>
      <text:p text:style-name="Standard">[group_name]:x:[group_id]:[group_members]</text:p>
      <text:h text:style-name="P2" text:outline-level="3">Команди для керування користувачами і групами</text:h>
      <text:p text:style-name="Standard">1. USERADD / USERDEL / USERMOD</text:p>
      <text:p text:style-name="Standard">Ці команди консолі Linux дозволяють вам додавати, видаляти і змінювати облікові записи користувачів. Usermod дозволяє добавляти користувачів в групи при ключі -aG (add, Group).</text:p>
      <text:p text:style-name="Standard">2. PASSWD</text:p>
      <text:p text:style-name="Standard">Ця команда дозволяє змінити пароль облікового запису користувача. Як привілейований користувач ви можете скинути паролі всіх користувачів, навіть незважаючи на те, що не можете їх побачити. Хороша практика безпеки - міняти пароль частіше.</text:p>
      <text:p text:style-name="Standard">3. SU</text:p>
      <text:p text:style-name="Standard">Позволяє переключатися між користувачами (switch user)</text:p>
      <text:p text:style-name="Standard">4. WHOAMI</text:p>
      <text:p text:style-name="Standard">Показує ім’я користувача під яким ти зайшов</text:p>
      <text:p text:style-name="Standard">5. ID</text:p>
      <text:p text:style-name="Standard">Показує інформацію про уористувача. Без опцій показує інформацію про користувача під яким зараз зайшов, можна добавити дальше ім’я потрібного користувача щоб показало інформацію про нього</text:p>
      <text:p text:style-name="Standard">6. LAST</text:p>
      <text:p text:style-name="Standard">Показує що коли хто робив</text:p>
      <text:p text:style-name="Standard">7. WHO / W</text:p>
      <text:p text:style-name="Standard">Хто зараз залогінені в системі. Друга команда видає більше інформації</text:p>
      <text:p text:style-name="Standard">8. GROUPADD / <text:s/>GROUPDEL</text:p>
      <text:p text:style-name="Standard">Ці команди консолі Linux дозволяють вам додавати і видаляти групи</text:p>
      <text:h text:style-name="P3" text:outline-level="3">Права доступу і володіння файлами та директоріями</text:h>
      <text:p text:style-name="Standard">Ls -l</text:p>
      <text:p text:style-name="Standard">Запис наступним чином:</text:p>
      <text:p text:style-name="Standard">[----------] [] [] [] [] [] [] [] []</text:p>
      <text:p text:style-name="Standard">[file_permission_user/group/other] [number_directory_in] [user] [group] [byte] [month_edit] [day_edit] [time_edit] [name]</text:p>
      <text:p text:style-name="Standard"><text:soft-page-break/>Перша частина означає що це за файл і права до нього. </text:p>
      <text:p text:style-name="Standard">Перший символ:</text:p>
      <text:p text:style-name="Standard">Вказує на те що це за файл. - це файл, d директорія, l посилання</text:p>
      <text:p text:style-name="P10">Наступні 9 чимволів це права доступу для 3 груп: власник, група і інші</text:p>
      <text:p text:style-name="Standard">r — читання (read)</text:p>
      <text:p text:style-name="Standard">w — запис (write)</text:p>
      <text:p text:style-name="Standard">x — виконання (execution)</text:p>
      <text:p text:style-name="Standard">--s — SUID або SGID</text:p>
      <text:p text:style-name="Standard">--t — sticky-bit. <text:span text:style-name="T4">Якщо надати даний доступ others, тоді не можна буде в дерикторії до якої в вас є доступ стирати чужі фалйи (до яких нема доступу). В звичайному випадку їх можна видалити (навіть якщо ніяких доступів нема)</text:span></text:p>
      <text:p text:style-name="Standard">Якщо на місті букви - , то цього права нема</text:p>
      <text:h text:style-name="P4" text:outline-level="3">Команди для зміни прав доступу і власника/групи файлу</text:h>
      <text:p text:style-name="Standard">1. CHMOD</text:p>
      <text:p text:style-name="Standard">Змінює права доступу до файлу. Це читання, запис і виконання. Кожен користувач може змінювати права для своїх файлів.</text:p>
      <text:p text:style-name="P9">Chmod [u/g/o/a][-/+/=][r/w/x] [file]</text:p>
      <text:p text:style-name="P6">Забрати всі права в групи:</text:p>
      <text:p text:style-name="P6">chmod g-rwx file</text:p>
      <text:p text:style-name="P6">= означає надати тільки ці права</text:p>
      <text:p text:style-name="P9">Запис прав через цифри:</text:p>
      <text:p text:style-name="Standard">r <text:s text:c="2"/>(4) - показує право на читання;</text:p>
      <text:p text:style-name="Standard">w (2) - показує право на запис;</text:p>
      <text:p text:style-name="Standard">x <text:s/>(1) - показує право на виконання;</text:p>
      <text:p text:style-name="P7"><text:span text:style-name="T2">chmod 755 file означає що файл має такі доступи </text:span><text:span text:style-name="T3">rwxr-xr-x</text:span></text:p>
      <text:p text:style-name="P8"><text:span text:style-name="T3">sticky-bit — перша цифра з 4, 1 — добавити, 0 — забрати. 0777.</text:span></text:p>
      <text:p text:style-name="Standard"><text:span text:style-name="T1">2</text:span>. CHOWN</text:p>
      <text:p text:style-name="Standard">Змінює власника файлу. Тільки суперкористувач може змінювати власників. Для рекурсивного зміни використовуйте опцію -R.</text:p>
      <text:p text:style-name="P5">3. CHGRP</text:p>
      <text:p text:style-name="P6">Змінює групу файлу. Тільки суперкористувач може змінювати групу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4T13:27:38.640259132</dc:date>
    <meta:editing-duration>PT23M49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60" meta:word-count="429" meta:character-count="2904" meta:non-whitespace-character-count="2520"/>
  </office:meta>
</office:document-meta>
</file>